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tab/>"_id" : ObjectId("62b5f02eeec2a0aac7b94a73"),</text:p>
      <text:p text:style-name="Standard"><text:tab/>"id" : "fake_data",</text:p>
      <text:p text:style-name="Standard"><text:tab/>"allowedEndpointIdList" : [ "fake_data" ],</text:p>
      <text:p text:style-name="Standard"><text:tab/>"permission" : "abcd",</text:p>
      <text:p text:style-name="Standard"><text:tab/>"screen" : "fake_data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14:38.705480492</meta:creation-date>
    <dc:date>2022-07-07T19:14:45.472272453</dc:date>
    <meta:editing-duration>PT7S</meta:editing-duration>
    <meta:editing-cycles>1</meta:editing-cycles>
    <meta:document-statistic meta:table-count="0" meta:image-count="0" meta:object-count="0" meta:page-count="1" meta:paragraph-count="7" meta:word-count="19" meta:character-count="157" meta:non-whitespace-character-count="140"/>
    <meta:generator>LibreOffice/6.4.7.2$Linux_X86_64 LibreOffice_project/40$Build-2</meta:generator>
  </office:meta>
</office:document-meta>
</file>